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2.15cm" fo:min-width="3.9cm" draw:shadow-opacity="0%"/>
    </style:style>
    <style:style style:name="gr2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2.65cm" fo:min-width="3.5cm" draw:shadow-opacity="0%"/>
    </style:style>
    <style:style style:name="gr4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12.4cm" svg:x="1.3cm" svg:y="2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2.3cm" svg:x="2.8cm" svg:y="7.1cm">
          <draw:text-box>
            <text:p>client</text:p>
          </draw:text-box>
        </draw:frame>
        <draw:custom-shape draw:style-name="gr3" draw:text-style-name="P1" draw:layer="layout" svg:width="4cm" svg:height="12.9cm" svg:x="15.9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9cm" svg:height="2.9cm" svg:x="16.3cm" svg:y="8cm">
          <draw:text-box>
            <text:p>serveur</text:p>
          </draw:text-box>
        </draw:frame>
        <draw:line draw:style-name="gr5" draw:text-style-name="P3" draw:layer="layout" svg:x1="6.6cm" svg:y1="5.1cm" svg:x2="15.5cm" svg:y2="5.1cm">
          <text:p/>
        </draw:line>
        <draw:line draw:style-name="gr5" draw:text-style-name="P3" draw:layer="layout" svg:x1="15.5cm" svg:y1="7.9cm" svg:x2="6.5cm" svg:y2="7.8cm">
          <text:p/>
        </draw:line>
        <draw:line draw:style-name="gr5" draw:text-style-name="P3" draw:layer="layout" svg:x1="6.6cm" svg:y1="11cm" svg:x2="15.4cm" svg:y2="11.1cm">
          <text:p/>
        </draw:line>
        <draw:line draw:style-name="gr5" draw:text-style-name="P3" draw:layer="layout" svg:x1="15.4cm" svg:y1="13.5cm" svg:x2="6.4cm" svg:y2="13.5cm">
          <text:p/>
        </draw:line>
        <draw:frame draw:style-name="gr6" draw:text-style-name="P2" draw:layer="layout" svg:width="10.3cm" svg:height="1.673cm" svg:x="5.8cm" svg:y="3.727cm">
          <draw:text-box>
            <text:p>DHCPDiscovery (demande bail ip)</text:p>
          </draw:text-box>
        </draw:frame>
        <draw:frame draw:style-name="gr6" draw:text-style-name="P2" draw:layer="layout" svg:width="9.7cm" svg:height="1.673cm" svg:x="6.5cm" svg:y="6.5cm">
          <draw:text-box>
            <text:p>DHCPOffer (offre de bail ip)</text:p>
          </draw:text-box>
        </draw:frame>
        <draw:frame draw:style-name="gr7" draw:text-style-name="P2" draw:layer="layout" svg:width="10.1cm" svg:height="2.384cm" svg:x="5.9cm" svg:y="9.016cm">
          <draw:text-box>
            <text:p>DHCPRequest </text:p>
            <text:p>(selection d’un bail ip)</text:p>
          </draw:text-box>
        </draw:frame>
        <draw:frame draw:style-name="gr7" draw:text-style-name="P2" draw:layer="layout" svg:width="10.2cm" svg:height="2.384cm" svg:x="5.8cm" svg:y="12.3cm">
          <draw:text-box>
            <text:p>DHCP ACK(accuse de reception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10T16:22:24.489254636</meta:creation-date>
    <dc:date>2020-09-10T16:37:16.965068125</dc:date>
    <meta:editing-duration>PT3M1S</meta:editing-duration>
    <meta:editing-cycles>1</meta:editing-cycles>
    <meta:generator>LibreOffice/6.3.5.2$Linux_X86_64 LibreOffice_project/30$Build-2</meta:generator>
    <meta:document-statistic meta:object-count="12"/>
  </office:meta>
</office:document-meta>
</file>